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1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ransaction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ame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display account</text:p>
          </table:table-cell>
          <table:table-cell office:value-type="string">
            <text:p>document group</text:p>
          </table:table-cell>
          <table:table-cell office:value-type="string">
            <text:p>normally</text:p>
          </table:table-cell>
          <table:table-cell office:value-type="string">
            <text:p>template(if not own)</text:p>
          </table:table-cell>
        </table:table-row>
        <table:table-row table:style-name="ro1">
          <table:table-cell office:value-type="string">
            <text:p>Sale</text:p>
          </table:table-cell>
          <table:table-cell office:value-type="string">
            <text:p>client.revenue_account</text:p>
          </table:table-cell>
          <table:table-cell office:value-type="string">
            <text:p>client</text:p>
          </table:table-cell>
          <table:table-cell office:value-type="string">
            <text:p>debit</text:p>
          </table:table-cell>
          <table:table-cell office:value-type="string">
            <text:p>Sale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string">
            <text:p>Sale Return </text:p>
          </table:table-cell>
          <table:table-cell office:value-type="string">
            <text:p>client.revenue_account</text:p>
          </table:table-cell>
          <table:table-cell office:value-type="string">
            <text:p>client</text:p>
          </table:table-cell>
          <table:table-cell office:value-type="string">
            <text:p>debit</text:p>
          </table:table-cell>
          <table:table-cell office:value-type="string">
            <text:p>Sale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string">
            <text:p>ClientPayment</text:p>
          </table:table-cell>
          <table:table-cell office:value-type="string">
            <text:p>client</text:p>
          </table:table-cell>
          <table:table-cell office:value-type="string">
            <text:p>cash</text:p>
          </table:table-cell>
          <table:table-cell office:value-type="string">
            <text:p>credit</text:p>
          </table:table-cell>
          <table:table-cell office:value-type="string">
            <text:p>Sale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string">
            <text:p>ClientRefund</text:p>
          </table:table-cell>
          <table:table-cell office:value-type="string">
            <text:p>client</text:p>
          </table:table-cell>
          <table:table-cell office:value-type="string">
            <text:p>cash</text:p>
          </table:table-cell>
          <table:table-cell office:value-type="string">
            <text:p>credit</text:p>
          </table:table-cell>
          <table:table-cell office:value-type="string">
            <text:p>Sale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string">
            <text:p>ClientGarantee</text:p>
          </table:table-cell>
          <table:table-cell office:value-type="string">
            <text:p>client.revenue_account</text:p>
          </table:table-cell>
          <table:table-cell office:value-type="string">
            <text:p>client</text:p>
          </table:table-cell>
          <table:table-cell office:value-type="string">
            <text:p>debit</text:p>
          </table:table-cell>
          <table:table-cell office:value-type="string">
            <text:p>Sale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string">
            <text:p>SaleTax</text:p>
          </table:table-cell>
          <table:table-cell office:value-type="string">
            <text:p>tax account</text:p>
          </table:table-cell>
          <table:table-cell office:value-type="string">
            <text:p>client</text:p>
          </table:table-cell>
          <table:table-cell office:value-type="string">
            <text:p>debit</text:p>
          </table:table-cell>
          <table:table-cell office:value-type="string">
            <text:p>Sale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string">
            <text:p>Cost</text:p>
          </table:table-cell>
          <table:table-cell office:value-type="string">
            <text:p>inventory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Sale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string">
            <text:p>Purchase</text:p>
          </table:table-cell>
          <table:table-cell office:value-type="string">
            <text:p>vendor</text:p>
          </table:table-cell>
          <table:table-cell office:value-type="string">
            <text:p>inventory</text:p>
          </table:table-cell>
          <table:table-cell office:value-type="string">
            <text:p>debit</text:p>
          </table:table-cell>
          <table:table-cell office:value-type="string">
            <text:p>Purchase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string">
            <text:p>PurchaseReturn</text:p>
          </table:table-cell>
          <table:table-cell office:value-type="string">
            <text:p>vendor</text:p>
          </table:table-cell>
          <table:table-cell office:value-type="string">
            <text:p>inventory</text:p>
          </table:table-cell>
          <table:table-cell office:value-type="string">
            <text:p>debit</text:p>
          </table:table-cell>
          <table:table-cell office:value-type="string">
            <text:p>Purchase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string">
            <text:p>VendorPayment</text:p>
          </table:table-cell>
          <table:table-cell office:value-type="string">
            <text:p>cash</text:p>
          </table:table-cell>
          <table:table-cell office:value-type="string">
            <text:p>vendor</text:p>
          </table:table-cell>
          <table:table-cell office:value-type="string">
            <text:p>debit</text:p>
          </table:table-cell>
          <table:table-cell office:value-type="string">
            <text:p>Purchase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string">
            <text:p>VendorRefund</text:p>
          </table:table-cell>
          <table:table-cell office:value-type="string">
            <text:p>cash</text:p>
          </table:table-cell>
          <table:table-cell office:value-type="string">
            <text:p>vendor</text:p>
          </table:table-cell>
          <table:table-cell office:value-type="string">
            <text:p>debit</text:p>
          </table:table-cell>
          <table:table-cell office:value-type="string">
            <text:p>Purchase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string">
            <text:p>VendorGarantee</text:p>
          </table:table-cell>
          <table:table-cell office:value-type="string">
            <text:p>vendor</text:p>
          </table:table-cell>
          <table:table-cell office:value-type="string">
            <text:p>inventory</text:p>
          </table:table-cell>
          <table:table-cell office:value-type="string">
            <text:p>debit</text:p>
          </table:table-cell>
          <table:table-cell office:value-type="string">
            <text:p>Purchase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string">
            <text:p>PurchaseTax</text:p>
          </table:table-cell>
          <table:table-cell office:value-type="string">
            <text:p>tax accounbt</text:p>
          </table:table-cell>
          <table:table-cell office:value-type="string">
            <text:p>vendor</text:p>
          </table:table-cell>
          <table:table-cell office:value-type="string">
            <text:p>debit</text:p>
          </table:table-cell>
          <table:table-cell office:value-type="string">
            <text:p>Purchase</text:p>
          </table:table-cell>
          <table:table-cell office:value-type="string">
            <text:p>positive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01/12/2011</text:date>, <text:time>11:3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red Martin</meta:initial-creator>
    <meta:creation-date>2011-01-11T20:51:59</meta:creation-date>
    <dc:date>2011-01-12T11:36:48</dc:date>
    <dc:creator>Jared Martin</dc:creator>
    <meta:editing-duration>PT14H29M39S</meta:editing-duration>
    <meta:editing-cycles>1</meta:editing-cycles>
    <meta:document-statistic meta:table-count="3" meta:cell-count="86" meta:object-count="0"/>
    <meta:generator>OpenOffice.org/3.2$Linux OpenOffice.org_project/320m19$Build-9505</meta:generator>
  </office:meta>
</office:document-meta>
</file>